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68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2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7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4.538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5.2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876cm" fo:min-width="1.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5.2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5.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96cm" fo:min-width="3.75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58cm" fo:min-width="2.682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4.5cm" svg:height="2cm" svg:x="9.655cm" svg:y="1.329cm">
            <text:p text:style-name="P1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3.75cm" svg:height="1.5cm" svg:x="2.405cm" svg:y="16.579cm">
            <text:p text:style-name="P1">Empty list x</text:p>
            <draw:enhanced-geometry svg:viewBox="0 0 21600 21600" draw:mirror-vertical="false" draw:type="rectangle" draw:enhanced-path="M 0 0 L 21600 0 21600 21600 0 21600 0 0 Z N"/>
          </draw:custom-shape>
          <draw:g draw:style-name="gr1">
            <draw:custom-shape draw:style-name="gr4" draw:text-style-name="P2" xml:id="id1" draw:id="id1" draw:layer="layout" svg:width="5.25cm" svg:height="1.5cm" svg:x="9.5cm" svg:y="4.25cm">
              <text:p text:style-name="P1">empty list a</text:p>
              <draw:enhanced-geometry svg:viewBox="0 0 21600 21600" draw:type="rectangle" draw:enhanced-path="M 0 0 L 21600 0 21600 21600 0 21600 0 0 Z N"/>
            </draw:custom-shape>
            <draw:custom-shape draw:style-name="gr5" draw:text-style-name="P2" xml:id="id2" draw:id="id2" draw:layer="layout" svg:width="8cm" svg:height="2.5cm" svg:x="8.126cm" svg:y="6.8cm">
              <text:p text:style-name="P1">Enter input x</text:p>
              <text:p text:style-name="P1">Enter input y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6" draw:text-style-name="P2" xml:id="id3" draw:id="id3" draw:layer="layout" svg:width="5.75cm" svg:height="1.75cm" svg:x="6.25cm" svg:y="10.5cm">
              <text:p text:style-name="P1">For loop i(x)</text:p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12cm" svg:y1="3.5cm" svg:x2="12cm" svg:y2="4cm">
              <text:p/>
            </draw:line>
            <draw:connector draw:style-name="gr8" draw:text-style-name="P1" draw:layer="layout" svg:x1="12.125cm" svg:y1="5.75cm" svg:x2="12.126cm" svg:y2="6.8cm" draw:start-shape="id1" draw:end-shape="id2" draw:end-glue-point="5" svg:d="M12125 5750v525h1v525" svg:viewBox="0 0 2 1051">
              <text:p/>
            </draw:connector>
            <draw:connector draw:style-name="gr8" draw:text-style-name="P1" draw:layer="layout" svg:x1="12.126cm" svg:y1="9.3cm" svg:x2="9.125cm" svg:y2="10.5cm" draw:start-shape="id2" draw:end-shape="id3" svg:d="M12126 9300v601h-3001v599" svg:viewBox="0 0 3002 1201">
              <text:p/>
            </draw:connector>
            <draw:custom-shape draw:style-name="gr9" draw:text-style-name="P2" xml:id="id4" draw:id="id4" draw:layer="layout" svg:width="4.5cm" svg:height="4.25cm" svg:x="6.75cm" svg:y="13.25cm">
              <text:p text:style-name="P1">I&lt;=x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8" draw:text-style-name="P1" draw:layer="layout" svg:x1="9.125cm" svg:y1="12.25cm" svg:x2="9cm" svg:y2="13.25cm" draw:start-shape="id3" draw:start-glue-point="2" draw:end-shape="id4" draw:end-glue-point="4" svg:d="M9125 12250v500h-125v500" svg:viewBox="0 0 126 1001">
              <text:p/>
            </draw:connector>
            <draw:connector draw:style-name="gr8" draw:text-style-name="P1" draw:layer="layout" svg:x1="6.75cm" svg:y1="15.375cm" svg:x2="4.125cm" svg:y2="16.5cm" draw:start-shape="id4" draw:start-glue-point="5" svg:d="M6750 15375h-1563v1125h-1062" svg:viewBox="0 0 2626 1126">
              <text:p/>
            </draw:connector>
            <draw:frame draw:style-name="gr10" draw:text-style-name="P4" draw:layer="layout" svg:width="1.75cm" svg:height="1.673cm" svg:x="5cm" svg:y="14.5cm">
              <draw:text-box>
                <text:p>Yes</text:p>
              </draw:text-box>
            </draw:frame>
            <draw:custom-shape draw:style-name="gr11" draw:text-style-name="P2" xml:id="id5" draw:id="id5" draw:layer="layout" svg:width="2.5cm" svg:height="1cm" svg:x="10.25cm" svg:y="17.25cm">
              <text:p text:style-name="P1">en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8" draw:text-style-name="P1" draw:layer="layout" svg:x1="11.25cm" svg:y1="15.375cm" svg:x2="11.5cm" svg:y2="17.25cm" draw:start-shape="id4" draw:start-glue-point="7" draw:end-shape="id5" draw:end-glue-point="4" svg:d="M11250 15375h250v1875" svg:viewBox="0 0 251 1876">
              <text:p/>
            </draw:connector>
            <draw:frame draw:style-name="gr12" draw:text-style-name="P4" draw:layer="layout" svg:width="1.25cm" svg:height="0.962cm" svg:x="11.75cm" svg:y="15.75cm">
              <draw:text-box>
                <text:p>no</text:p>
              </draw:text-box>
            </draw:frame>
            <draw:custom-shape draw:style-name="gr13" draw:text-style-name="P2" xml:id="id6" draw:id="id6" draw:layer="layout" svg:width="5.75cm" svg:height="1.25cm" svg:x="14.5cm" svg:y="15.75cm">
              <text:p text:style-name="P1">For loop j(y)</text:p>
              <draw:enhanced-geometry svg:viewBox="0 0 21600 21600" draw:type="rectangle" draw:enhanced-path="M 0 0 L 21600 0 21600 21600 0 21600 0 0 Z N"/>
            </draw:custom-shape>
            <draw:connector draw:style-name="gr8" draw:text-style-name="P1" draw:layer="layout" svg:x1="12cm" svg:y1="11.375cm" svg:x2="14.5cm" svg:y2="16.375cm" draw:start-shape="id3" draw:start-glue-point="1" draw:end-shape="id6" draw:end-glue-point="3" svg:d="M12000 11375h1250v5000h1250" svg:viewBox="0 0 2501 5001">
              <text:p/>
            </draw:connector>
            <draw:custom-shape draw:style-name="gr14" draw:text-style-name="P2" xml:id="id7" draw:id="id7" draw:layer="layout" svg:width="4.75cm" svg:height="1.25cm" svg:x="14.75cm" svg:y="18.5cm">
              <text:p text:style-name="P1">Enter input z</text:p>
              <draw:enhanced-geometry svg:viewBox="0 0 21600 21600" draw:type="rectangle" draw:enhanced-path="M 0 0 L 21600 0 21600 21600 0 21600 0 0 Z N"/>
            </draw:custom-shape>
            <draw:connector draw:style-name="gr8" draw:text-style-name="P1" draw:layer="layout" svg:x1="17.375cm" svg:y1="17cm" svg:x2="17.125cm" svg:y2="18.5cm" draw:start-shape="id6" draw:end-shape="id7" draw:end-glue-point="0" svg:d="M17375 17000v750h-250v750" svg:viewBox="0 0 251 1501">
              <text:p/>
            </draw:connector>
            <draw:custom-shape draw:style-name="gr15" draw:text-style-name="P2" xml:id="id8" draw:id="id8" draw:layer="layout" svg:width="5.5cm" svg:height="1.5cm" svg:x="15cm" svg:y="21cm">
              <text:p text:style-name="P1">Z append to list x</text:p>
              <draw:enhanced-geometry svg:viewBox="0 0 21600 21600" draw:type="rectangle" draw:enhanced-path="M 0 0 L 21600 0 21600 21600 0 21600 0 0 Z N"/>
            </draw:custom-shape>
            <draw:connector draw:style-name="gr8" draw:text-style-name="P1" draw:layer="layout" svg:x1="17.125cm" svg:y1="19.75cm" svg:x2="17.75cm" svg:y2="21cm" draw:start-shape="id7" draw:end-shape="id8" draw:end-glue-point="0" svg:d="M17125 19750v625h625v625" svg:viewBox="0 0 626 1251">
              <text:p/>
            </draw:connector>
            <draw:custom-shape draw:style-name="gr16" draw:text-style-name="P2" xml:id="id9" draw:id="id9" draw:layer="layout" svg:width="6cm" svg:height="1.5cm" svg:x="8.5cm" svg:y="23.75cm">
              <text:p text:style-name="P1">X append to list a</text:p>
              <draw:enhanced-geometry svg:viewBox="0 0 21600 21600" draw:type="rectangle" draw:enhanced-path="M 0 0 L 21600 0 21600 21600 0 21600 0 0 Z N"/>
            </draw:custom-shape>
            <draw:connector draw:style-name="gr8" draw:text-style-name="P1" draw:layer="layout" svg:x1="17.75cm" svg:y1="22.5cm" svg:x2="4.125cm" svg:y2="17.75cm" draw:start-shape="id8" draw:start-glue-point="2" svg:d="M17750 22500v501h-13625v-5251" svg:viewBox="0 0 13626 5252">
              <text:p/>
            </draw:connector>
            <draw:connector draw:style-name="gr8" draw:text-style-name="P1" draw:layer="layout" svg:x1="6cm" svg:y1="17.125cm" svg:x2="8.5cm" svg:y2="24.5cm" draw:end-shape="id9" svg:d="M6000 17125h1000v7375h1500" svg:viewBox="0 0 2501 7376">
              <text:p/>
            </draw:connector>
            <draw:connector draw:style-name="gr8" draw:text-style-name="P1" draw:layer="layout" draw:line-skew="6.749cm" svg:x1="14.5cm" svg:y1="24.5cm" svg:x2="14.75cm" svg:y2="5cm" draw:start-shape="id9" draw:start-glue-point="1" draw:end-shape="id1" draw:end-glue-point="1" svg:d="M14500 24500h7500v-19500h-7250" svg:viewBox="0 0 7501 19501">
              <text:p/>
            </draw:connector>
            <draw:custom-shape draw:style-name="gr17" draw:text-style-name="P2" xml:id="id10" draw:id="id10" draw:layer="layout" svg:width="6.75cm" svg:height="1.5cm" svg:x="7.75cm" svg:y="26.5cm">
              <text:p text:style-name="P1">output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18" draw:text-style-name="P2" xml:id="id11" draw:id="id11" draw:layer="layout" svg:width="4.5cm" svg:height="1cm" svg:x="9cm" svg:y="29cm">
              <text:p text:style-name="P1">en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8" draw:text-style-name="P1" draw:layer="layout" svg:x1="11.5cm" svg:y1="25.25cm" svg:x2="11.125cm" svg:y2="26.5cm" draw:start-shape="id9" draw:start-glue-point="2" draw:end-shape="id10" draw:end-glue-point="5" svg:d="M11500 25250v625h-375v625" svg:viewBox="0 0 376 1251">
              <text:p/>
            </draw:connector>
            <draw:connector draw:style-name="gr8" draw:text-style-name="P1" draw:layer="layout" svg:x1="11.125cm" svg:y1="28cm" svg:x2="11.25cm" svg:y2="29cm" draw:start-shape="id10" draw:start-glue-point="8" draw:end-shape="id11" draw:end-glue-point="4" svg:d="M11125 28000v501h125v499" svg:viewBox="0 0 126 100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4T13:27:13.105178200</meta:creation-date>
    <dc:date>2025-08-14T14:49:45.583991200</dc:date>
    <meta:editing-duration>PT8M41S</meta:editing-duration>
    <meta:editing-cycles>2</meta:editing-cycles>
    <meta:generator>LibreOffice/25.2.5.2$Windows_X86_64 LibreOffice_project/03d19516eb2e1dd5d4ccd751a0d6f35f35e08022</meta:generator>
    <meta:document-statistic meta:object-count="31"/>
  </office:meta>
</office:document-meta>
</file>